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5dab6" officeooo:paragraph-rsid="0005dab6"/>
    </style:style>
    <style:style style:name="P2" style:family="paragraph" style:parent-style-name="Standard">
      <style:text-properties officeooo:rsid="0005dab6" officeooo:paragraph-rsid="0006b4fd"/>
    </style:style>
    <style:style style:name="T1" style:family="text">
      <style:text-properties officeooo:rsid="0006b4fd"/>
    </style:style>
    <style:style style:name="T2" style:family="text">
      <style:text-properties officeooo:rsid="00074d7a"/>
    </style:style>
    <style:style style:name="T3" style:family="text">
      <style:text-properties officeooo:rsid="0007f7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äume/Wald<text:line-break/>Wiese</text:p>
      <text:p text:style-name="P1">Steine/Felsen</text:p>
      <text:p text:style-name="P1">Weg zum Wald<text:line-break/>NPC/Neutral</text:p>
      <text:p text:style-name="P1"/>
      <text:p text:style-name="P1">Spezieller Baum mit Schwert<text:line-break/><text:tab/>Schwert Pickup triggert NPC/Schatten Wölfe</text:p>
      <text:p text:style-name="P1"/>
      <text:p text:style-name="P2">Graben mit Geheimnis</text:p>
      <text:p text:style-name="P2"><text:tab/><text:span text:style-name="T1">Schaltet </text:span><text:span text:style-name="T3">neue </text:span><text:span text:style-name="T2">Schatten </text:span><text:span text:style-name="T1">Fähigkeiten frei</text:span></text:p>
      <text:p text:style-name="P1"/>
      <text:p text:style-name="P1">Hütte mit Altem Mann<text:line-break/><text:tab/>Blind</text:p>
      <text:p text:style-name="P1"><text:tab/>Seher</text:p>
      <text:p text:style-name="P1"><text:tab/>Erzählt aus Zukunf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8:31:19.777771325</meta:creation-date>
    <dc:date>2022-10-01T18:39:39.849739314</dc:date>
    <meta:editing-duration>PT8M19S</meta:editing-duration>
    <meta:editing-cycles>4</meta:editing-cycles>
    <meta:generator>LibreOffice/7.4.1.2$Linux_X86_64 LibreOffice_project/40$Build-2</meta:generator>
    <meta:document-statistic meta:table-count="0" meta:image-count="0" meta:object-count="0" meta:page-count="1" meta:paragraph-count="9" meta:word-count="33" meta:character-count="237" meta:non-whitespace-character-count="208"/>
  </office:meta>
</office:document-meta>
</file>